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complex="Arial" fo:font-weight="bold" style:font-weight-asian="bold" fo:font-size="11pt" style:font-size-asian="11pt" style:font-size-complex="11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5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Arial" fo:font-weight="bold" style:font-weight-asian="bold" fo:font-style="italic" style:font-style-asian="italic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11" style:parent-style-name="Normal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/>
    </style:style>
    <style:style style:name="P12" style:parent-style-name="Heading1" style:family="paragraph">
      <style:text-properties style:font-name="Calibri" style:font-name-complex="Arial" fo:font-size="11pt" style:font-size-asian="11pt" style:font-size-complex="11pt"/>
    </style:style>
    <style:style style:name="P13" style:parent-style-name="Normal" style:family="paragraph">
      <style:text-properties style:font-name="Calibri" style:font-name-complex="Arial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1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16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17" style:parent-style-name="DefaultParagraphFont" style:family="text">
      <style:text-properties style:font-name="Calibri" style:font-name-complex="Arial" fo:font-weight="bold" style:font-weight-asian="bold" fo:font-style="italic" style:font-style-asian="italic" fo:font-size="11pt" style:font-size-asian="11pt" style:font-size-complex="11pt"/>
    </style:style>
    <style:style style:name="T18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19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20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21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22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23" style:parent-style-name="Normal" style:family="paragraph"/>
    <style:style style:name="T2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25" style:parent-style-name="DefaultParagraphFont" style:family="text">
      <style:text-properties style:font-name="Calibri" fo:font-size="11pt" style:font-size-asian="11pt" style:font-size-complex="11pt"/>
    </style:style>
    <style:style style:name="T26" style:parent-style-name="DefaultParagraphFont" style:family="text">
      <style:text-properties style:font-name="Calibri" fo:font-size="11pt" style:font-size-asian="11pt" style:font-size-complex="11pt"/>
    </style:style>
    <style:style style:name="T27" style:parent-style-name="DefaultParagraphFont" style:family="text">
      <style:text-properties style:font-name="Calibri" fo:font-size="11pt" style:font-size-asian="11pt" style:font-size-complex="11pt"/>
    </style:style>
    <style:style style:name="T28" style:parent-style-name="DefaultParagraphFont" style:family="text">
      <style:text-properties style:font-name="Calibri" fo:font-size="11pt" style:font-size-asian="11pt" style:font-size-complex="11pt"/>
    </style:style>
    <style:style style:name="T29" style:parent-style-name="DefaultParagraphFont" style:family="text">
      <style:text-properties style:font-name="Calibri" fo:font-size="11pt" style:font-size-asian="11pt" style:font-size-complex="11pt"/>
    </style:style>
    <style:style style:name="T30" style:parent-style-name="DefaultParagraphFont" style:family="text">
      <style:text-properties style:font-name="Calibri" fo:font-size="11pt" style:font-size-asian="11pt" style:font-size-complex="11pt"/>
    </style:style>
    <style:style style:name="T31" style:parent-style-name="DefaultParagraphFont" style:family="text">
      <style:text-properties style:font-name="Calibri" fo:font-size="11pt" style:font-size-asian="11pt" style:font-size-complex="11pt"/>
    </style:style>
    <style:style style:name="T32" style:parent-style-name="DefaultParagraphFont" style:family="text">
      <style:text-properties style:font-name="Calibri" fo:font-size="11pt" style:font-size-asian="11pt" style:font-size-complex="11pt"/>
    </style:style>
    <style:style style:name="P33" style:parent-style-name="Normal" style:family="paragraph">
      <style:paragraph-properties fo:margin-left="0.25in">
        <style:tab-stops/>
      </style:paragraph-properties>
      <style:text-properties style:font-name="Calibri" style:font-name-complex="Arial" fo:font-size="11pt" style:font-size-asian="11pt" style:font-size-complex="11pt"/>
    </style:style>
    <style:style style:name="P34" style:parent-style-name="Normal" style:family="paragraph"/>
    <style:style style:name="T3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3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3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3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1" style:parent-style-name="DefaultParagraphFont" style:family="text">
      <style:text-properties style:font-name="Calibri" style:font-name-complex="Arial" fo:font-style="italic" style:font-style-asian="italic" fo:font-size="11pt" style:font-size-asian="11pt" style:font-size-complex="11pt"/>
    </style:style>
    <style:style style:name="T4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43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44" style:parent-style-name="Normal" style:family="paragraph"/>
    <style:style style:name="T4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4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0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51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52" style:parent-style-name="Normal" style:family="paragraph"/>
    <style:style style:name="T5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6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59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60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61" style:parent-style-name="Normal" style:family="paragraph"/>
    <style:style style:name="T6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6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6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65" style:parent-style-name="Normal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66" style:parent-style-name="Normal" style:family="paragraph"/>
    <style:style style:name="T67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68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69" style:parent-style-name="Normal" style:family="paragraph">
      <style:paragraph-properties fo:text-align="center"/>
      <style:text-properties style:font-name="Calibri" style:font-name-complex="Arial" fo:font-weight="bold" style:font-weight-asian="bold" fo:font-size="11pt" style:font-size-asian="11pt" style:font-size-complex="11pt"/>
    </style:style>
    <style:style style:name="P70" style:parent-style-name="NormalWeb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T71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2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3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4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T75" style:parent-style-name="DefaultParagraphFont" style:family="text">
      <style:text-properties style:font-name="Calibri" style:font-name-complex="Arial" fo:font-size="11pt" style:font-size-asian="11pt" style:font-size-complex="11pt"/>
    </style:style>
    <style:style style:name="P76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77" style:parent-style-name="NormalWeb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78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79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80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81" style:parent-style-name="NormalWeb" style:family="paragraph"/>
    <style:style style:name="T82" style:parent-style-name="DefaultParagraphFont" style:family="text">
      <style:text-properties style:font-name="Calibri"/>
    </style:style>
    <style:style style:name="P83" style:parent-style-name="NormalWeb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P84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85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86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P87" style:parent-style-name="NormalWeb" style:family="paragraph">
      <style:text-properties style:font-name="Calibri" style:font-name-complex="Arial" fo:font-size="11pt" style:font-size-asian="11pt" style:font-size-complex="11pt"/>
    </style:style>
    <style:style style:name="T88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89" style:parent-style-name="DefaultParagraphFont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90" style:parent-style-name="DefaultParagraphFont" style:family="text">
      <style:text-properties style:font-name="Calibri" style:font-name-complex="Arial" fo:font-size="11pt" style:font-size-asian="11pt" style:font-size-complex="11pt"/>
    </style:style>
  </office:automatic-styles>
  <office:body>
    <office:text text:use-soft-page-breaks="true">
      <text:p text:style-name="P1"/>
      <text:p text:style-name="P3"><text:span text:style-name="T4">Heal</text:span><text:span text:style-name="T5">th Information<text:s/></text:span><text:span text:style-name="T6">Network</text:span><text:span text:style-name="T7"><text:s/></text:span><text:span text:style-name="T8">(</text:span><text:span text:style-name="T9">insert name of group</text:span><text:span text:style-name="T10">)</text:span></text:p>
      <text:p text:style-name="P11"/>
      <text:h text:style-name="P12" text:outline-level="1">Draft<text:s/>Terms of Reference</text:h>
      <text:p text:style-name="P13"/>
      <text:p text:style-name="Normal"><text:span text:style-name="T14">Purpose of the</text:span><text:span text:style-name="T15"><text:s/></text:span><text:span text:style-name="T16">Health Information Partnership/Network (</text:span><text:span text:style-name="T17">insert name of group</text:span><text:span text:style-name="T18">)</text:span><text:span text:style-name="T19">:</text:span></text:p>
      <text:p text:style-name="P20">Enabling people to<text:s/>manage their health and well-being and make fully-informed decisions about their treatment and care<text:s/>in partnership with clinicians.</text:p>
      <text:p text:style-name="P21"/>
      <text:p text:style-name="P22">Role</text:p>
      <text:list text:style-name="LFO3" text:continue-numbering="true">
        <text:list-item>
          <text:p text:style-name="P23"><text:span text:style-name="T24">To work in partnership<text:s/></text:span><text:span text:style-name="T25">to improve health literacy by enabling patients, carers</text:span><text:span text:style-name="T26">,<text:s/></text:span><text:span text:style-name="T27">advocates, public and staff to access, understand,<text:s/></text:span><text:span text:style-name="T28">evaluate<text:s/></text:span><text:span text:style-name="T29">and use information and services to make decisions about health</text:span><text:span text:style-name="T30"><text:s/>and well</text:span><text:span text:style-name="T31">-</text:span><text:span text:style-name="T32">being</text:span></text:p>
        </text:list-item>
      </text:list>
      <text:p text:style-name="P33"/>
      <text:list text:style-name="LFO3" text:continue-numbering="true">
        <text:list-item>
          <text:p text:style-name="P34"><text:span text:style-name="T35">To act as a forum to discuss health information issues that affect<text:s/></text:span><text:span text:style-name="T36">patients and<text:s/></text:span><text:span text:style-name="T37">the<text:s/></text:span><text:span text:style-name="T38">public</text:span><text:span text:style-name="T39"><text:s/>in…….</text:span><text:span text:style-name="T40">[</text:span><text:span text:style-name="T41">name of geographical area covered</text:span><text:span text:style-name="T42">]</text:span></text:p>
        </text:list-item>
      </text:list>
      <text:p text:style-name="P43"/>
      <text:list text:style-name="LFO3" text:continue-numbering="true">
        <text:list-item>
          <text:p text:style-name="P44"><text:span text:style-name="T45">To enable<text:s/></text:span><text:span text:style-name="T46">peer-to-peer</text:span><text:span text:style-name="T47"><text:s/>discussion</text:span><text:span text:style-name="T48">s</text:span><text:span text:style-name="T49"><text:s/></text:span><text:span text:style-name="T50">between health information providers across sectors</text:span></text:p>
        </text:list-item>
      </text:list>
      <text:p text:style-name="P51"/>
      <text:list text:style-name="LFO3" text:continue-numbering="true">
        <text:list-item>
          <text:p text:style-name="P52"><text:span text:style-name="T53">To identify health information training needs of<text:s/></text:span><text:span text:style-name="T54">health information providers</text:span><text:span text:style-name="T55"><text:s/></text:span><text:span text:style-name="T56">signpost colleagues to learning resources and opportunities as well as<text:s/></text:span><text:span text:style-name="T57">provid</text:span><text:span text:style-name="T58">ing</text:span><text:span text:style-name="T59"><text:s/>such training</text:span></text:p>
        </text:list-item>
      </text:list>
      <text:p text:style-name="P60"/>
      <text:list text:style-name="LFO3" text:continue-numbering="true">
        <text:list-item>
          <text:p text:style-name="P61"><text:span text:style-name="T62">To communicate matters of relevance and interest to<text:s/></text:span><text:span text:style-name="T63">colleagues<text:s/></text:span><text:span text:style-name="T64">who are not members of this group</text:span></text:p>
        </text:list-item>
      </text:list>
      <text:p text:style-name="P65"/>
      <text:list text:style-name="LFO3" text:continue-numbering="true">
        <text:list-item>
          <text:p text:style-name="P66"><text:span text:style-name="T67">To share and communicate good practice</text:span><text:span text:style-name="T68"><text:s/>across the health information network</text:span></text:p>
        </text:list-item>
      </text:list>
      <text:p text:style-name="P69"/>
      <text:p text:style-name="P70">Responsibilities of the Chair:<text:s/></text:p>
      <text:p text:style-name="Normal"><text:span text:style-name="T71">The Chair of ….. will be in post for two years. A deputy will be appointed to chair the<text:s/></text:span><text:span text:style-name="T72">g</text:span><text:span text:style-name="T73">r</text:span><text:span text:style-name="T74">oup in the absence of the Chair</text:span><text:span text:style-name="T75">.</text:span></text:p>
      <text:p text:style-name="P76">The Chair must ensure members have had the opportunity to voice their opinion, to be able to challenge and to have their questions answered.<text:s/></text:p>
      <text:p text:style-name="P77">Responsibilities of the members:<text:s/></text:p>
      <text:p text:style-name="P78">It is important that all parties have a commitment to<text:s/>the group both in terms of their<text:s/>time (attendance at<text:s/>group meetings and responsiveness to out of meeting activity) and<text:s/>giving help to other members:<text:s/></text:p>
      <text:list text:style-name="LFO8" text:continue-numbering="true">
        <text:list-item>
          <text:p text:style-name="P79">Treat people with respect and listen to each other<text:s/></text:p>
        </text:list-item>
        <text:list-item>
          <text:p text:style-name="P80">Be prepared to challenge anything unrealistic or unachievable<text:s/></text:p>
        </text:list-item>
        <text:list-item>
          <text:p text:style-name="P81"><text:span text:style-name="T82">Disseminate information and decisions to colleagues</text:span></text:p>
        </text:list-item>
      </text:list>
      <text:p text:style-name="P83">Meetings:<text:s/></text:p>
      <text:p text:style-name="P84">Meeting frequency will be dictated by tasks and events.<text:s/></text:p>
      <text:p text:style-name="P85">Meetings will be face-to-face or by teleconference.<text:s/></text:p>
      <text:p text:style-name="P86">Notes will be taken at each meeting showing attendance, apologies and actions agreed.  <text:s/></text:p>
      <text:p text:style-name="P87">Group paper documentation (e.g. agenda, notes, action logs and reports) should be distributed at least 3 working days prior to the meeting.<text:s/></text:p>
      <text:p text:style-name="NormalWeb"><text:span text:style-name="T88">Review:<text:s/></text:span><text:span text:style-name="T89"><text:s/></text:span><text:span text:style-name="T90">These terms of reference will be reviewed bi-annually by the group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style:font-name="Verdana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language-asian="en" style:country-asian="GB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style:language-asian="en" style:country-asian="US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Verdana" fo:font-size="12pt" style:font-size-asian="12pt" style:font-size-complex="12pt" style:language-asian="en" style:country-asian="US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Verdana" fo:font-size="12pt" style:font-size-asian="12pt" style:font-size-complex="12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131in"/>
      </style:footer-style>
    </style:page-layout>
    <style:style style:name="P2" style:parent-style-name="Footer" style:family="paragraph">
      <style:paragraph-properties fo:text-align="end"/>
      <style:text-properties style:font-name="Calibri" fo:font-size="9pt" style:font-size-asian="9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draw:frame draw:z-index="251658240" draw:style-name="a0" draw:name="Picture 1" text:anchor-type="paragraph" svg:x="4.29653in" svg:y="-0.10972in" svg:width="2.41319in" svg:height="0.47917in" style:rel-width="scale" style:rel-height="scale"><draw:image xlink:href="media/image1.jpeg" xlink:type="simple" xlink:show="embed" xlink:actuate="onLoad"/><svg:title/><svg:desc/></draw:frame><draw:frame draw:z-index="251657216" draw:style-name="a1" draw:name="Picture 2" text:anchor-type="paragraph" svg:x="-0.32292in" svg:y="-0.10903in" svg:width="2.30972in" svg:height="0.59375in" style:rel-width="scale" style:rel-height="scale"><draw:image xlink:href="media/image2.jpeg" xlink:type="simple" xlink:show="embed" xlink:actuate="onLoad"/><svg:title/><svg:desc/></draw:frame></text:p>
        <text:p text:style-name="Header"/>
      </style:header>
      <style:footer>
        <text:p text:style-name="P2">Template created Dec 2016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est Sussex Health Information Partnership (WHIP)</dc:title>
    <dc:subject/>
    <meta:initial-creator>WSCC</meta:initial-creator>
    <dc:creator>phoebe macindoe</dc:creator>
    <meta:creation-date>2021-06-28T11:46:00Z</meta:creation-date>
    <dc:date>2021-06-28T11:46:00Z</dc:date>
    <meta:template xlink:href="Normal.dotm" xlink:type="simple"/>
    <meta:editing-cycles>2</meta:editing-cycles>
    <meta:editing-duration>PT0S</meta:editing-duration>
    <meta:user-defined meta:name="ContentTypeId">0x01010008FB9B3217D433459C91B5CF793C1D79003AC7575F7FC64143BEBD9A6E94F015DD</meta:user-defined>
    <meta:user-defined meta:name="CSMeta2010Field">d563ae38-ff67-48fb-ba75-135a64fcffeb;2016-11-07 15:34:07;PENDINGCLASSIFICATION;WSCC Category:|False||PENDINGCLASSIFICATION|2016-11-07 15:34:07|UNDEFINED;False</meta:user-defined>
    <meta:user-defined meta:name="j5da7913ca98450ab299b9b62231058f"/>
    <meta:user-defined meta:name="TaxCatchAll"/>
    <meta:user-defined meta:name="WSCC_x0020_Category"/>
    <meta:document-statistic meta:page-count="1" meta:paragraph-count="4" meta:word-count="333" meta:character-count="2231" meta:row-count="15" meta:non-whitespace-character-count="1902"/>
  </office:meta>
</office:document-meta>
</file>